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333333" draw:fill="solid" draw:fill-color="#eeeeee" draw:textarea-horizontal-align="justify" draw:textarea-vertical-align="middle" draw:auto-grow-height="false"/>
    </style:style>
    <style:style style:name="gr2" style:family="graphic" style:parent-style-name="standard">
      <style:graphic-properties svg:stroke-color="#333333" draw:fill="gradient" draw:fill-color="#eeeeee" draw:fill-gradient-name="C2C_20_gradient" draw:textarea-horizontal-align="justify" draw:textarea-vertical-align="middle" draw:auto-grow-height="false"/>
    </style:style>
    <style:style style:name="gr3" style:family="graphic" style:parent-style-name="standard">
      <style:graphic-properties svg:stroke-width="0.05cm" svg:stroke-color="#999999" draw:marker-start-width="0.275cm" draw:marker-end-width="0.275cm" draw:fill="solid" draw:fill-color="#eeeeee" draw:textarea-horizontal-align="justify" draw:textarea-vertical-align="middle" draw:auto-grow-height="false" fo:min-height="0cm" fo:min-width="0cm" fo:padding-top="0.15cm" fo:padding-bottom="0.15cm" fo:padding-left="0.275cm" fo:padding-right="0.275cm" fo:wrap-option="no-wrap"/>
    </style:style>
    <style:style style:name="gr4" style:family="graphic" style:parent-style-name="standard">
      <style:graphic-properties svg:stroke-color="#333333" draw:fill="solid" draw:fill-color="#ffcc00"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516cm" fo:min-width="2.878cm"/>
    </style:style>
    <style:style style:name="gr6" style:family="graphic" style:parent-style-name="standard">
      <style:graphic-properties draw:stroke="none" svg:stroke-color="#000000" draw:fill="none" draw:fill-color="#ffffff" draw:textarea-horizontal-align="left" draw:auto-grow-height="true" draw:auto-grow-width="true" fo:min-height="0.529cm" fo:min-width="3.731cm"/>
    </style:style>
    <style:style style:name="gr7" style:family="graphic" style:parent-style-name="standard">
      <style:graphic-properties svg:stroke-color="#333333" draw:fill="solid" draw:fill-color="#ffcc00" draw:textarea-horizontal-align="justify" draw:textarea-vertical-align="middle" draw:auto-grow-height="false"/>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text-properties fo:font-size="16.2999992370605pt" fo:font-weight="bold"/>
    </style:style>
    <style:style style:name="P2" style:family="paragraph">
      <style:paragraph-properties fo:text-align="center"/>
    </style:style>
    <style:style style:name="P3" style:family="paragraph">
      <style:paragraph-properties fo:text-align="center"/>
      <style:text-properties fo:color="#000000"/>
    </style:style>
    <style:style style:name="P4" style:family="paragraph">
      <style:paragraph-properties fo:text-align="center"/>
      <style:text-properties fo:color="#000000" style:font-name="DejaVu Sans" fo:font-size="13pt" fo:font-weight="normal" style:font-size-asian="13pt" style:font-weight-asian="normal" style:font-size-complex="13pt" style:font-weight-complex="normal"/>
    </style:style>
    <style:style style:name="P5" style:family="paragraph">
      <style:text-properties style:font-name="DejaVu Sans"/>
    </style:style>
    <style:style style:name="P6" style:family="paragraph">
      <style:paragraph-properties fo:text-align="center"/>
      <style:text-properties style:font-name="DejaVu Sans" fo:font-size="16pt" fo:font-weight="normal" style:font-size-asian="15pt" style:font-weight-asian="normal" style:font-size-complex="15pt" style:font-weight-complex="normal"/>
    </style:style>
    <style:style style:name="P7" style:family="paragraph">
      <style:paragraph-properties fo:text-align="center"/>
      <style:text-properties style:font-name="DejaVu Sans" fo:font-size="13pt" fo:font-weight="normal" style:font-size-asian="13pt" style:font-weight-asian="normal" style:font-size-complex="13pt" style:font-weight-complex="normal"/>
    </style:style>
    <style:style style:name="T1" style:family="text">
      <style:text-properties fo:color="#000000"/>
    </style:style>
    <style:style style:name="T2" style:family="text">
      <style:text-properties style:font-name="DejaVu Sans" fo:font-size="13pt" fo:font-weight="normal" style:font-size-asian="13pt" style:font-weight-asian="normal" style:font-size-complex="13pt" style:font-weight-complex="normal"/>
    </style:style>
    <style:style style:name="T3" style:family="text">
      <style:text-properties style:font-name="DejaVu San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438cm" svg:height="7.2cm" svg:x="1.8cm" svg:y="6.4cm">
          <text:p/>
          <draw:enhanced-geometry svg:viewBox="0 0 21600 21600" draw:mirror-horizontal="false" draw:mirror-vertical="false" draw:type="rectangle" draw:enhanced-path="M 0 0 L 21600 0 21600 21600 0 21600 0 0 Z N"/>
        </draw:custom-shape>
        <draw:custom-shape draw:style-name="gr2" draw:text-style-name="P1" draw:layer="layout" svg:width="10.4cm" svg:height="7.7cm" svg:x="17.6cm" svg:y="6.6cm">
          <text:p/>
          <draw:enhanced-geometry svg:viewBox="0 0 21600 21600" draw:mirror-horizontal="false" draw:mirror-vertical="false" draw:type="rectangle" draw:enhanced-path="M 0 0 L 21600 0 21600 21600 0 21600 0 0 Z N"/>
        </draw:custom-shape>
        <draw:custom-shape draw:style-name="gr3" draw:text-style-name="P3" xml:id="id3" draw:id="id3" draw:layer="layout" svg:width="6.7cm" svg:height="3.475cm" svg:x="9.1cm" svg:y="8cm">
          <draw:glue-point draw:id="4" svg:x="3.059cm" svg:y="3.378cm"/>
          <draw:glue-point draw:id="5" svg:x="4.253cm" svg:y="1.332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xml:id="id2" draw:id="id2" draw:layer="layout" svg:width="3.557cm" svg:height="1.251cm" svg:x="2.6cm" svg:y="10.949cm">
          <text:p text:style-name="P2"><text:span text:style-name="T2">local</text:span></text:p>
          <text:p text:style-name="P2"><text:span text:style-name="T2">serve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4" draw:id="id4" draw:layer="layout" svg:width="3.143cm" svg:height="1.23cm" svg:x="18.5cm" svg:y="11.47cm">
          <text:p text:style-name="P2"><text:span text:style-name="T2">student</text:span></text:p>
          <text:p text:style-name="P2"><text:span text:style-name="T2">port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4.392cm" svg:height="0.996cm" svg:x="17.608cm" svg:y="13.204cm">
          <draw:text-box>
            <text:p><text:span text:style-name="T3">Cloud2Class</text:span></text:p>
          </draw:text-box>
        </draw:frame>
        <draw:frame draw:style-name="gr6" draw:text-style-name="P5" draw:layer="layout" svg:width="5.413cm" svg:height="0.996cm" svg:x="1.825cm" svg:y="12.6cm">
          <draw:text-box>
            <text:p><text:span text:style-name="T3">Training Facility</text:span></text:p>
          </draw:text-box>
        </draw:frame>
        <draw:custom-shape draw:style-name="gr4" draw:text-style-name="P4" xml:id="id5" draw:id="id5" draw:layer="layout" svg:width="3.2cm" svg:height="1.23cm" svg:x="18.5cm" svg:y="7.97cm">
          <text:p text:style-name="P2"><text:span text:style-name="T2">training</text:span></text:p>
          <text:p text:style-name="P2"><text:span text:style-name="T2">rep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 draw:id="id1">
          <draw:custom-shape draw:style-name="gr7" draw:text-style-name="P6" draw:layer="layout" svg:width="3.195cm" svg:height="1.381cm" svg:x="2.905cm" svg:y="7.41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3.196cm" svg:height="1.381cm" svg:x="2.638cm" svg:y="7.054cm">
            <text:p text:style-name="P2"><text:span text:style-name="T2">workst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8" draw:text-style-name="P2" draw:layer="layout" svg:x1="4.369cm" svg:y1="8.8cm" svg:x2="4.378cm" svg:y2="10.949cm" draw:start-shape="id1" draw:end-shape="id2" svg:d="M4369 8800v1074h9v1075" svg:viewBox="0 0 10 2150">
          <text:p/>
        </draw:connector>
        <draw:custom-shape draw:style-name="gr4" draw:text-style-name="P7" xml:id="id6" draw:id="id6" draw:layer="layout" svg:width="3.27cm" svg:height="1.154cm" svg:x="23.528cm" svg:y="9.501cm">
          <text:p text:style-name="P2"><text:span text:style-name="T2">Student V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xml:id="id8" draw:id="id8" draw:layer="layout" svg:width="3.27cm" svg:height="1.154cm" svg:x="23.53cm" svg:y="8.2cm">
          <text:p text:style-name="P2"><text:span text:style-name="T2">Student V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2" draw:layer="layout" draw:line-skew="-0.655cm" svg:x1="15.8cm" svg:y1="9.737cm" svg:x2="18.5cm" svg:y2="12.085cm" draw:start-shape="id3" draw:start-glue-point="1" draw:end-shape="id4" svg:d="M15800 9737h707v2348h1993" svg:viewBox="0 0 2701 2349">
          <text:p/>
        </draw:connector>
        <draw:connector draw:style-name="gr8" draw:text-style-name="P2" draw:layer="layout" draw:line-skew="-0.663cm" svg:x1="15.8cm" svg:y1="9.737cm" svg:x2="18.5cm" svg:y2="8.585cm" draw:start-shape="id3" draw:start-glue-point="1" draw:end-shape="id5" svg:d="M15800 9737h700v-1152h2000" svg:viewBox="0 0 2701 1153">
          <text:p/>
        </draw:connector>
        <draw:custom-shape draw:style-name="gr4" draw:text-style-name="P4" xml:id="id7" draw:id="id7" draw:layer="layout" svg:width="3.143cm" svg:height="1.23cm" svg:x="18.485cm" svg:y="9.701cm">
          <text:p text:style-name="P2"><text:span text:style-name="T2">SSH</text:span></text:p>
          <text:p text:style-name="P2"><text:span text:style-name="T2">port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2" draw:layer="layout" draw:line-skew="0.172cm" svg:x1="21.643cm" svg:y1="12.085cm" svg:x2="23.528cm" svg:y2="10.078cm" draw:start-shape="id4" draw:start-glue-point="1" draw:end-shape="id6" draw:end-glue-point="3" svg:d="M21643 12085h1115v-2007h770" svg:viewBox="0 0 1886 2008">
          <text:p/>
        </draw:connector>
        <draw:connector draw:style-name="gr8" draw:text-style-name="P2" draw:layer="layout" svg:x1="15.8cm" svg:y1="9.737cm" svg:x2="18.485cm" svg:y2="10.316cm" draw:start-shape="id3" draw:start-glue-point="1" draw:end-shape="id7" svg:d="M15800 9737h1355v579h1330" svg:viewBox="0 0 2686 580">
          <text:p/>
        </draw:connector>
        <draw:connector draw:style-name="gr8" draw:text-style-name="P2" draw:layer="layout" draw:line-skew="-0.279cm" svg:x1="21.628cm" svg:y1="10.316cm" svg:x2="23.53cm" svg:y2="8.777cm" draw:start-shape="id7" draw:start-glue-point="1" draw:end-shape="id8" draw:end-glue-point="3" svg:d="M21628 10316h672v-1539h1230" svg:viewBox="0 0 1903 1540">
          <text:p/>
        </draw:connector>
        <draw:connector draw:style-name="gr8" draw:text-style-name="P2" draw:layer="layout" draw:line-skew="0.819cm" svg:x1="6.1cm" svg:y1="7.927cm" svg:x2="9.1cm" svg:y2="9.737cm" draw:start-shape="id1" draw:start-glue-point="1" draw:end-shape="id3" draw:end-glue-point="3" svg:d="M6100 7927h2307v1810h693" svg:viewBox="0 0 3001 1811">
          <text:p/>
        </draw:connector>
        <draw:connector draw:style-name="gr9" draw:text-style-name="P2" draw:layer="layout" draw:line-skew="0.298cm" svg:x1="26.798cm" svg:y1="10.078cm" svg:x2="26.8cm" svg:y2="8.777cm" draw:start-shape="id6" draw:start-glue-point="1" draw:end-shape="id8" svg:d="M26798 10078h802v-1301h-800" svg:viewBox="0 0 803 1302">
          <text:p/>
        </draw:connector>
        <draw:custom-shape draw:style-name="gr4" draw:text-style-name="P7" xml:id="id9" draw:id="id9" draw:layer="layout" svg:width="3.27cm" svg:height="1.154cm" svg:x="23.53cm" svg:y="11.7cm">
          <text:p text:style-name="P2"><text:span text:style-name="T2">Class V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2" draw:layer="layout" draw:line-skew="0.298cm" svg:x1="26.798cm" svg:y1="10.078cm" svg:x2="26.8cm" svg:y2="12.277cm" draw:start-shape="id6" draw:start-glue-point="1" draw:end-shape="id9" svg:d="M26798 10078h802v2199h-800" svg:viewBox="0 0 803 2200">
          <text:p/>
        </draw:connector>
        <draw:connector draw:style-name="gr8" draw:text-style-name="P2" draw:layer="layout" draw:line-skew="0.213cm" svg:x1="21.643cm" svg:y1="12.085cm" svg:x2="23.53cm" svg:y2="12.277cm" draw:start-shape="id4" draw:start-glue-point="1" draw:end-shape="id9" svg:d="M21643 12085h1157v192h730" svg:viewBox="0 0 1888 19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C2C_20_gradient" draw:display-name="C2C gradient" draw:style="linear" draw:start-color="#52ab47" draw:end-color="#ffffff"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3T00:25:12.022727690</meta:creation-date>
    <dc:date>2015-06-23T00:30:25.508981341</dc:date>
    <meta:editing-duration>P0D</meta:editing-duration>
    <meta:editing-cycles>1</meta:editing-cycles>
    <meta:document-statistic meta:object-count="25"/>
    <meta:generator>LibreOffice/4.2.8.2$Linux_X86_64 LibreOffice_project/420m0$Build-2</meta:generator>
  </office:meta>
</office:document-meta>
</file>